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8.599cm" style:rel-column-width="27663*"/>
    </style:style>
    <style:style style:name="Tableau1.B" style:family="table-column">
      <style:table-column-properties style:column-width="1.584cm" style:rel-column-width="5095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3cm" style:rel-column-width="21854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1107fce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1135bea" officeooo:paragraph-rsid="01135bea" style:font-size-asian="14pt" style:font-style-asian="normal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812ca7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1087d37" officeooo:paragraph-rsid="010984b3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10e485b" officeooo:paragraph-rsid="010e485b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1124597" officeooo:paragraph-rsid="01124597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1190a82" officeooo:paragraph-rsid="01190a82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11bbc36" officeooo:paragraph-rsid="011bbc36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10e485b" officeooo:paragraph-rsid="010e485b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1190a82" officeooo:paragraph-rsid="01190a82" style:font-size-asian="12.6000003814697pt" style:font-weight-asian="bold" style:font-size-complex="14.399999618530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1190a82" officeooo:paragraph-rsid="011aad0d" style:font-size-asian="12.6000003814697pt" style:font-weight-asian="bold" style:font-size-complex="14.399999618530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11bbc36" officeooo:paragraph-rsid="011bbc36" style:font-size-asian="12.6000003814697pt" style:font-weight-asian="bold" style:font-size-complex="14.3999996185303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11e3ea9" officeooo:paragraph-rsid="011e3ea9" style:font-size-asian="12.6000003814697pt" style:font-weight-asian="normal" style:font-size-complex="14.3999996185303pt" style:font-weight-complex="normal"/>
    </style:style>
    <style:style style:name="T1" style:family="text">
      <style:text-properties officeooo:rsid="010984b3"/>
    </style:style>
    <style:style style:name="T2" style:family="text">
      <style:text-properties fo:font-weight="bold" officeooo:rsid="010984b3" style:font-weight-asian="bold" style:font-weight-complex="bold"/>
    </style:style>
    <style:style style:name="T3" style:family="text">
      <style:text-properties officeooo:rsid="010a8e75"/>
    </style:style>
    <style:style style:name="T4" style:family="text">
      <style:text-properties officeooo:rsid="010c6528"/>
    </style:style>
    <style:style style:name="T5" style:family="text">
      <style:text-properties officeooo:rsid="0116c43d"/>
    </style:style>
    <style:style style:name="T6" style:family="text">
      <style:text-properties officeooo:rsid="01186488"/>
    </style:style>
    <style:style style:name="T7" style:family="text">
      <style:text-properties officeooo:rsid="011aad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388973986768">
          <table:table-cell table:style-name="Tableau1.A1" table:number-columns-spanned="4" office:value-type="string">
            <text:p text:style-name="P8">Activité 1 : Les différents Dipôles</text:p>
          </table:table-cell>
          <table:covered-table-cell/>
          <table:covered-table-cell/>
          <table:covered-table-cell/>
        </table:table-row>
        <table:table-row table:style-name="TableLine94388974233040">
          <table:table-cell table:style-name="Tableau1.A2" table:number-columns-spanned="2" office:value-type="string">
            <text:p text:style-name="P2">Objectifs :</text:p>
            <text:p text:style-name="P2">Comprendre le fonctionnement des principaux dipôles utilisés en classe de 5eme .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3">1h30~2h</text:p>
          </table:table-cell>
          <table:covered-table-cell/>
        </table:table-row>
        <table:table-row table:style-name="TableLine94388974230896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2">Par groupe : pile, moteur, <text:span text:style-name="T2">de quoi construire </text:span><text:span text:style-name="T1">un </text:span>interrupteur, <text:span text:style-name="T3">une DEL, </text:span><text:span text:style-name="T4">minimum 2 </text:span><text:span text:style-name="T3">fils.</text:span></text:p>
          </table:table-cell>
          <table:covered-table-cell/>
          <table:covered-table-cell/>
          <table:covered-table-cell/>
        </table:table-row>
        <table:table-row table:style-name="TableLine94388974246528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4388974247632">
          <table:table-cell table:style-name="Tableau1.A6" office:value-type="string">
            <text:p text:style-name="P17">Déroulement</text:p>
          </table:table-cell>
          <table:table-cell table:style-name="Tableau1.B6" table:number-columns-spanned="2" office:value-type="string">
            <text:p text:style-name="P17">Modalité</text:p>
          </table:table-cell>
          <table:covered-table-cell/>
          <table:table-cell table:style-name="Tableau1.D6" office:value-type="string">
            <text:p text:style-name="P17">Temps</text:p>
          </table:table-cell>
        </table:table-row>
        <table:table-row table:style-name="TableLine94388974250192">
          <table:table-cell table:style-name="Tableau1.A15" office:value-type="string">
            <text:p text:style-name="P10"/>
          </table:table-cell>
          <table:table-cell table:style-name="Tableau1.B7" table:number-columns-spanned="2" office:value-type="string">
            <text:p text:style-name="P18"/>
          </table:table-cell>
          <table:covered-table-cell/>
          <table:table-cell table:style-name="Tableau1.D7" office:value-type="string">
            <text:p text:style-name="P19"/>
          </table:table-cell>
        </table:table-row>
        <table:table-row table:style-name="TableLine94388974252848">
          <table:table-cell table:style-name="Tableau1.A8" table:number-columns-spanned="4" office:value-type="string">
            <text:p text:style-name="P11"><text:span text:style-name="T6">Q1A </text:span>le moteur est-il un générateur ou un récepteur ? Justifie.</text:p>
          </table:table-cell>
          <table:covered-table-cell/>
          <table:covered-table-cell/>
          <table:covered-table-cell/>
        </table:table-row>
        <table:table-row table:style-name="TableLine94388974254272">
          <table:table-cell table:style-name="Tableau1.A15" office:value-type="string">
            <text:p text:style-name="P13">Rappel oral, générateur récepteur</text:p>
          </table:table-cell>
          <table:table-cell table:style-name="Tableau1.B9" table:number-columns-spanned="2" office:value-type="string">
            <text:p text:style-name="P20">En classe</text:p>
          </table:table-cell>
          <table:covered-table-cell/>
          <table:table-cell table:style-name="Tableau1.D9" office:value-type="string">
            <text:p text:style-name="P20">5min</text:p>
          </table:table-cell>
        </table:table-row>
        <table:table-row table:style-name="TableLine94388974256256">
          <table:table-cell table:style-name="Tableau1.A10" table:number-columns-spanned="4" office:value-type="string">
            <text:p text:style-name="P24"><text:span text:style-name="T6">Q1B </text:span>Imaginez une expérience qui vous permet de vérifier votre réponse. Faire le dessin puis le montrer</text:p>
            <text:p text:style-name="P24">à l’enseignant.e.</text:p>
          </table:table-cell>
          <table:covered-table-cell/>
          <table:covered-table-cell/>
          <table:covered-table-cell/>
        </table:table-row>
        <table:table-row table:style-name="TableLine94388974257952">
          <table:table-cell table:style-name="Tableau1.A15" office:value-type="string">
            <text:p text:style-name="P14">Faire expliquer aux élèves quels genre d’experience peuvent ê<text:span text:style-name="T5">tre utile</text:span></text:p>
          </table:table-cell>
          <table:table-cell table:style-name="Tableau1.B11" table:number-columns-spanned="2" office:value-type="string">
            <text:p text:style-name="P20">En classe</text:p>
          </table:table-cell>
          <table:covered-table-cell/>
          <table:table-cell table:style-name="Tableau1.D11" office:value-type="string">
            <text:p text:style-name="P20">5min</text:p>
          </table:table-cell>
        </table:table-row>
        <table:table-row table:style-name="TableLine94388974259888">
          <table:table-cell table:style-name="Tableau1.A15" office:value-type="string">
            <text:p text:style-name="P15">Q2A Expliquer qu’il faut réaliser un circuit simple avec un interrupteur fait par les élèves</text:p>
          </table:table-cell>
          <table:table-cell table:style-name="Tableau1.B11" table:number-columns-spanned="2" office:value-type="string">
            <text:p text:style-name="P20"/>
          </table:table-cell>
          <table:covered-table-cell/>
          <table:table-cell table:style-name="Tableau1.D12" office:value-type="string">
            <text:p text:style-name="P23"/>
          </table:table-cell>
        </table:table-row>
        <table:table-row table:style-name="TableLine94388974261424">
          <table:table-cell table:style-name="Tableau1.A15" office:value-type="string">
            <text:p text:style-name="P15">Q3 DEL, expliquer ce qui est attendu, les explications etc</text:p>
          </table:table-cell>
          <table:table-cell table:style-name="Tableau1.B11" table:number-columns-spanned="2" office:value-type="string">
            <text:p text:style-name="Standard"/>
          </table:table-cell>
          <table:covered-table-cell/>
          <table:table-cell table:style-name="Tableau1.D13" office:value-type="string">
            <text:p text:style-name="P22"><text:span text:style-name="T7">2</text:span>min</text:p>
          </table:table-cell>
        </table:table-row>
        <table:table-row table:style-name="TableLine94388974262960">
          <table:table-cell table:style-name="Tableau1.A15" office:value-type="string">
            <text:p text:style-name="P15">Q3 les élèves travaillent</text:p>
          </table:table-cell>
          <table:table-cell table:style-name="Tableau1.B11" table:number-columns-spanned="2" office:value-type="string">
            <text:p text:style-name="P21">En groupe</text:p>
          </table:table-cell>
          <table:covered-table-cell/>
          <table:table-cell table:style-name="Tableau1.D14" office:value-type="string">
            <text:p text:style-name="P22">10min</text:p>
          </table:table-cell>
        </table:table-row>
        <table:table-row table:style-name="TableLine94388974264496">
          <table:table-cell table:style-name="Tableau1.A15" office:value-type="string">
            <text:p text:style-name="P16">Bilan de cours</text:p>
          </table:table-cell>
          <table:table-cell table:style-name="Tableau1.B11" table:number-columns-spanned="2" office:value-type="string">
            <text:p text:style-name="P20"/>
          </table:table-cell>
          <table:covered-table-cell/>
          <table:table-cell table:style-name="Tableau1.D15" office:value-type="string">
            <text:p text:style-name="P20"/>
          </table:table-cell>
        </table:table-row>
        <table:table-row table:style-name="TableLine94388974266032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4388974257040">
          <table:table-cell table:style-name="Tableau1.A17" table:number-columns-spanned="4" office:value-type="string">
            <text:p text:style-name="P26">Exercice 1</text:p>
          </table:table-cell>
          <table:covered-table-cell/>
          <table:covered-table-cell/>
          <table:covered-table-cell/>
        </table:table-row>
        <table:table-row table:style-name="TableLine94388974268160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4388974268864">
          <table:table-cell table:style-name="Tableau1.A19" table:number-columns-spanned="4" office:value-type="string">
            <text:p text:style-name="P25">— Le moteur est un récepteur, il se met en mouvement lorsqu’un</text:p>
            <text:p text:style-name="P25">courant le traverse.</text:p>
            <text:p text:style-name="P25">— Le principe de fonctionnement de l’interrupteur est d’ouvrir le</text:p>
            <text:p text:style-name="P25">circuit : il n’y a alors plus de boucle de courant et donc le circuit</text:p>
            <text:p text:style-name="P25">ne fonctionne plus.</text:p>
            <text:p text:style-name="P25">— La D.E.L ne fonctionne pas comme une lampe, dans certaines</text:p>
            <text:p text:style-name="P25">situations elle émet de la lumière mais dans certains circuit où</text:p>
            <text:p text:style-name="P25">une lampe brillerait, la D.E.L ne brille pas.</text:p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45M59S</meta:editing-duration>
    <meta:editing-cycles>176</meta:editing-cycles>
    <meta:generator>LibreOffice/7.2.4.1$Linux_X86_64 LibreOffice_project/20$Build-1</meta:generator>
    <meta:creation-date>2021-02-11T10:59:54.903285377</meta:creation-date>
    <meta:initial-creator>J Cercy</meta:initial-creator>
    <dc:date>2021-12-30T16:16:34.164172766</dc:date>
    <meta:document-statistic meta:table-count="1" meta:image-count="0" meta:object-count="0" meta:page-count="1" meta:paragraph-count="38" meta:word-count="207" meta:character-count="1233" meta:non-whitespace-character-count="1061"/>
  </office:meta>
</office:document-meta>
</file>